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7.0625in" fo:margin-left="0in" table:align="left"/>
    </style:style>
    <style:style style:name="Table2.A" style:family="table-column">
      <style:table-column-properties style:column-width="3.375in"/>
    </style:style>
    <style:style style:name="Table2.B" style:family="table-column">
      <style:table-column-properties style:column-width="3.68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18bfcc" officeooo:paragraph-rsid="00322c5f" style:font-size-asian="10pt" style:font-weight-asian="bold" style:font-size-complex="10pt" style:font-weight-complex="bold"/>
    </style:style>
    <style:style style:name="P2" style:family="paragraph" style:parent-style-name="Table_20_Contents">
      <style:text-properties officeooo:rsid="001cb64b" officeooo:paragraph-rsid="001cb64b"/>
    </style:style>
    <style:style style:name="P3" style:family="paragraph" style:parent-style-name="Table_20_Contents">
      <style:text-properties officeooo:rsid="001cb64b" officeooo:paragraph-rsid="001d4e87"/>
    </style:style>
    <style:style style:name="P4" style:family="paragraph" style:parent-style-name="Table_20_Contents">
      <style:text-properties officeooo:rsid="001d4e87" officeooo:paragraph-rsid="001d4e87"/>
    </style:style>
    <style:style style:name="P5" style:family="paragraph" style:parent-style-name="Table_20_Contents">
      <style:text-properties officeooo:paragraph-rsid="001d4e87"/>
    </style:style>
    <style:style style:name="P6" style:family="paragraph" style:parent-style-name="Table_20_Contents">
      <style:paragraph-properties fo:text-align="center" style:justify-single-word="false"/>
      <style:text-properties officeooo:rsid="001eefc8" officeooo:paragraph-rsid="001eefc8"/>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20eb9d"/>
    </style:style>
    <style:style style:name="P9" style:family="paragraph" style:parent-style-name="Text_20_body">
      <style:text-properties officeooo:rsid="0005322a" officeooo:paragraph-rsid="001a857f"/>
    </style:style>
    <style:style style:name="P10" style:family="paragraph" style:parent-style-name="Text_20_body">
      <style:paragraph-properties fo:text-align="center" style:justify-single-word="false"/>
      <style:text-properties officeooo:rsid="0005322a" officeooo:paragraph-rsid="0020eb9d"/>
    </style:style>
    <style:style style:name="P11" style:family="paragraph" style:parent-style-name="Text_20_body">
      <style:text-properties officeooo:rsid="0005322a" officeooo:paragraph-rsid="0021e99e"/>
    </style:style>
    <style:style style:name="P12" style:family="paragraph" style:parent-style-name="Text_20_body">
      <style:text-properties officeooo:rsid="0005322a" officeooo:paragraph-rsid="00233a7a"/>
    </style:style>
    <style:style style:name="P13" style:family="paragraph" style:parent-style-name="Text_20_body">
      <style:text-properties officeooo:rsid="0005322a" officeooo:paragraph-rsid="00244c86"/>
    </style:style>
    <style:style style:name="P14" style:family="paragraph" style:parent-style-name="Text_20_body">
      <style:text-properties officeooo:rsid="0020d8f5" officeooo:paragraph-rsid="0022a329"/>
    </style:style>
    <style:style style:name="P15" style:family="paragraph" style:parent-style-name="Standard">
      <style:text-properties officeooo:rsid="003f8169" officeooo:paragraph-rsid="0017f444"/>
    </style:style>
    <style:style style:name="P16" style:family="paragraph" style:parent-style-name="Standard">
      <style:text-properties officeooo:rsid="003666a3" officeooo:paragraph-rsid="0017f444"/>
    </style:style>
    <style:style style:name="P17" style:family="paragraph" style:parent-style-name="Standard">
      <style:text-properties officeooo:paragraph-rsid="0017f444"/>
    </style:style>
    <style:style style:name="P18" style:family="paragraph" style:parent-style-name="Standard">
      <style:text-properties officeooo:paragraph-rsid="0027d35e"/>
    </style:style>
    <style:style style:name="P19" style:family="paragraph" style:parent-style-name="Standard" style:list-style-name="L1">
      <style:text-properties officeooo:paragraph-rsid="0017f444"/>
    </style:style>
    <style:style style:name="P20" style:family="paragraph" style:parent-style-name="Standard" style:list-style-name="L1">
      <style:text-properties officeooo:rsid="0018bfcc" officeooo:paragraph-rsid="0018bfcc"/>
    </style:style>
    <style:style style:name="P21" style:family="paragraph" style:parent-style-name="Standard" style:list-style-name="L2">
      <style:text-properties officeooo:paragraph-rsid="0028ba07"/>
    </style:style>
    <style:style style:name="P22" style:family="paragraph" style:parent-style-name="Standard" style:list-style-name="L3">
      <style:text-properties officeooo:paragraph-rsid="0027d35e"/>
    </style:style>
    <style:style style:name="P23" style:family="paragraph" style:parent-style-name="Text_20_body" style:list-style-name="L1">
      <style:paragraph-properties fo:margin-top="0in" fo:margin-bottom="0in" loext:contextual-spacing="false" style:writing-mode="page"/>
      <style:text-properties officeooo:rsid="0020d8f5" officeooo:paragraph-rsid="0018bfcc"/>
    </style:style>
    <style:style style:name="P24" style:family="paragraph" style:parent-style-name="Text_20_body" style:list-style-name="L5">
      <style:paragraph-properties fo:margin-top="0in" fo:margin-bottom="0in" loext:contextual-spacing="false" style:writing-mode="page"/>
      <style:text-properties officeooo:rsid="0020d8f5" officeooo:paragraph-rsid="0022a329"/>
    </style:style>
    <style:style style:name="P25" style:family="paragraph" style:parent-style-name="Text_20_body" style:list-style-name="L1">
      <style:paragraph-properties fo:margin-top="0in" fo:margin-bottom="0in" loext:contextual-spacing="false" style:writing-mode="page"/>
      <style:text-properties officeooo:rsid="0005322a" officeooo:paragraph-rsid="0018bfcc"/>
    </style:style>
    <style:style style:name="P26" style:family="paragraph" style:parent-style-name="Text_20_body" style:list-style-name="L4">
      <style:paragraph-properties fo:margin-top="0in" fo:margin-bottom="0in" loext:contextual-spacing="false" style:writing-mode="page"/>
      <style:text-properties officeooo:paragraph-rsid="00233a7a"/>
    </style:style>
    <style:style style:name="P27" style:family="paragraph" style:parent-style-name="Heading_20_2">
      <style:paragraph-properties fo:text-align="center" style:justify-single-word="false"/>
      <style:text-properties officeooo:paragraph-rsid="00322c5f"/>
    </style:style>
    <style:style style:name="P28" style:family="paragraph" style:parent-style-name="Heading_20_3">
      <style:text-properties officeooo:paragraph-rsid="0017f444"/>
    </style:style>
    <style:style style:name="P29" style:family="paragraph" style:parent-style-name="Heading_20_3">
      <style:text-properties officeooo:rsid="0034871e" officeooo:paragraph-rsid="0017f444"/>
    </style:style>
    <style:style style:name="P30" style:family="paragraph" style:parent-style-name="Heading_20_3">
      <style:text-properties officeooo:paragraph-rsid="0018bfcc"/>
    </style:style>
    <style:style style:name="P31" style:family="paragraph" style:parent-style-name="Heading_20_3">
      <style:text-properties officeooo:paragraph-rsid="0029c199"/>
    </style:style>
    <style:style style:name="P32" style:family="paragraph" style:parent-style-name="Heading_20_3">
      <style:text-properties officeooo:paragraph-rsid="0022a329"/>
    </style:style>
    <style:style style:name="T1" style:family="text">
      <style:text-properties officeooo:rsid="002c5fe1"/>
    </style:style>
    <style:style style:name="T2" style:family="text">
      <style:text-properties officeooo:rsid="004067d0"/>
    </style:style>
    <style:style style:name="T3" style:family="text">
      <style:text-properties officeooo:rsid="003eed98"/>
    </style:style>
    <style:style style:name="T4" style:family="text">
      <style:text-properties officeooo:rsid="001d8868"/>
    </style:style>
    <style:style style:name="T5" style:family="text">
      <style:text-properties officeooo:rsid="003666a3"/>
    </style:style>
    <style:style style:name="T6" style:family="text">
      <style:text-properties officeooo:rsid="003a0aef"/>
    </style:style>
    <style:style style:name="T7" style:family="text">
      <style:text-properties officeooo:rsid="0034871e"/>
    </style:style>
    <style:style style:name="T8" style:family="text">
      <style:text-properties officeooo:rsid="0017f444"/>
    </style:style>
    <style:style style:name="T9" style:family="text">
      <style:text-properties officeooo:rsid="00056dfe"/>
    </style:style>
    <style:style style:name="T10" style:family="text">
      <style:text-properties officeooo:rsid="0022a2cc"/>
    </style:style>
    <style:style style:name="T11" style:family="text">
      <style:text-properties fo:font-weight="normal" style:font-weight-asian="normal" style:font-weight-complex="normal"/>
    </style:style>
    <style:style style:name="T12" style:family="text">
      <style:text-properties fo:font-weight="normal" officeooo:rsid="001a8372" style:font-weight-asian="normal" style:font-weight-complex="normal"/>
    </style:style>
    <style:style style:name="T13" style:family="text">
      <style:text-properties fo:font-weight="normal" officeooo:rsid="001a857f" style:font-weight-asian="normal" style:font-weight-complex="normal"/>
    </style:style>
    <style:style style:name="T14" style:family="text">
      <style:text-properties fo:font-weight="normal" officeooo:rsid="001b3e42" style:font-weight-asian="normal" style:font-weight-complex="normal"/>
    </style:style>
    <style:style style:name="T15" style:family="text">
      <style:text-properties fo:font-weight="normal" officeooo:rsid="001cb64b" style:font-weight-asian="normal" style:font-weight-complex="normal"/>
    </style:style>
    <style:style style:name="T16" style:family="text">
      <style:text-properties fo:font-weight="normal" officeooo:rsid="001d4e87" style:font-weight-asian="normal" style:font-weight-complex="normal"/>
    </style:style>
    <style:style style:name="T17" style:family="text">
      <style:text-properties fo:font-weight="normal" officeooo:rsid="0020eb9d" style:font-weight-asian="normal" style:font-weight-complex="normal"/>
    </style:style>
    <style:style style:name="T18" style:family="text">
      <style:text-properties fo:font-weight="normal" officeooo:rsid="0021e99e" style:font-weight-asian="normal" style:font-weight-complex="normal"/>
    </style:style>
    <style:style style:name="T19" style:family="text">
      <style:text-properties fo:font-weight="normal" officeooo:rsid="0022a329" style:font-weight-asian="normal" style:font-weight-complex="normal"/>
    </style:style>
    <style:style style:name="T20" style:family="text">
      <style:text-properties fo:font-weight="normal" officeooo:rsid="0020d8f5" style:font-weight-asian="normal" style:font-weight-complex="normal"/>
    </style:style>
    <style:style style:name="T21" style:family="text">
      <style:text-properties fo:font-weight="normal" officeooo:rsid="0022a2cc" style:font-weight-asian="normal" style:font-weight-complex="normal"/>
    </style:style>
    <style:style style:name="T22" style:family="text">
      <style:text-properties fo:font-weight="normal" officeooo:rsid="00244c86" style:font-weight-asian="normal" style:font-weight-complex="normal"/>
    </style:style>
    <style:style style:name="T23" style:family="text">
      <style:text-properties fo:font-weight="normal" officeooo:rsid="0025df8f" style:font-weight-asian="normal" style:font-weight-complex="normal"/>
    </style:style>
    <style:style style:name="T24" style:family="text">
      <style:text-properties fo:font-weight="normal" officeooo:rsid="00264d5e" style:font-weight-asian="normal" style:font-weight-complex="normal"/>
    </style:style>
    <style:style style:name="T25" style:family="text">
      <style:text-properties fo:font-weight="normal" officeooo:rsid="0027d35e" style:font-weight-asian="normal" style:font-weight-complex="normal"/>
    </style:style>
    <style:style style:name="T26" style:family="text">
      <style:text-properties fo:font-weight="normal" officeooo:rsid="0029c199" style:font-weight-asian="normal" style:font-weight-complex="normal"/>
    </style:style>
    <style:style style:name="T27" style:family="text">
      <style:text-properties fo:font-weight="normal" officeooo:rsid="002a754f" style:font-weight-asian="normal" style:font-weight-complex="normal"/>
    </style:style>
    <style:style style:name="T28" style:family="text">
      <style:text-properties fo:font-weight="normal" officeooo:rsid="002d9ca9" style:font-weight-asian="normal" style:font-weight-complex="normal"/>
    </style:style>
    <style:style style:name="T29" style:family="text">
      <style:text-properties fo:font-weight="normal" officeooo:rsid="0030204e" style:font-weight-asian="normal" style:font-weight-complex="normal"/>
    </style:style>
    <style:style style:name="T30" style:family="text">
      <style:text-properties fo:font-weight="normal" officeooo:rsid="00340dec" style:font-weight-asian="normal" style:font-weight-complex="normal"/>
    </style:style>
    <style:style style:name="T31" style:family="text">
      <style:text-properties officeooo:rsid="001a8372"/>
    </style:style>
    <style:style style:name="T32" style:family="text">
      <style:text-properties officeooo:rsid="001d4e87"/>
    </style:style>
    <style:style style:name="T33" style:family="text">
      <style:text-properties officeooo:rsid="0020eb9d"/>
    </style:style>
    <style:style style:name="T34" style:family="text">
      <style:text-properties fo:font-size="11pt" officeooo:rsid="0020eb9d" style:font-size-asian="11pt" style:font-size-complex="11pt"/>
    </style:style>
    <style:style style:name="T35" style:family="text">
      <style:text-properties fo:font-size="11pt" fo:font-weight="normal" officeooo:rsid="001a857f" style:font-size-asian="11pt" style:font-weight-asian="normal" style:font-size-complex="11pt" style:font-weight-complex="normal"/>
    </style:style>
    <style:style style:name="T36" style:family="text">
      <style:text-properties officeooo:rsid="0022a329"/>
    </style:style>
    <style:style style:name="T37" style:family="text">
      <style:text-properties officeooo:rsid="00335bc6"/>
    </style:style>
    <style:style style:name="T38" style:family="text">
      <style:text-properties officeooo:rsid="00233a7a"/>
    </style:style>
    <style:style style:name="T39" style:family="text">
      <style:text-properties officeooo:rsid="00244c86"/>
    </style:style>
    <style:style style:name="T40" style:family="text">
      <style:text-properties officeooo:rsid="002d9ca9"/>
    </style:style>
    <style:style style:name="T41" style:family="text">
      <style:text-properties officeooo:rsid="00031b0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How to <text:span text:style-name="T8">obtain a Full Wasta-Offline </text:span>Mirror<text:line-break/><text:span text:style-name="T3">residing on a 1TB USB hard drive</text:span><text:line-break/>by Bill Martin<text:span text:style-name="T41"> (revised </text:span><text:span text:style-name="T41"><text:modification-date style:data-style-name="N81">2. August 2017</text:modification-date></text:span><text:span text:style-name="T41">)</text:span></text:h>
      <text:p text:style-name="P15"/>
      <text:h text:style-name="P28" text:outline-level="3">What is this document?</text:h>
      <text:p text:style-name="P17"><draw:frame draw:style-name="fr5" draw:name="Image55" text:anchor-type="paragraph" svg:x="0.0354in" svg:y="0.048in" svg:width="3.4453in" svg:height="0.739in" draw:z-index="5"><draw:image xlink:href="../wasta-docs-images/Wasta-logo-low-res.jpg" xlink:type="simple" xlink:show="embed" xlink:actuate="onLoad"/></draw:frame>This document <text:span text:style-name="T4">is a guide that </text:span>shows how to <text:span text:style-name="T8">get started with your own external 1TB USB drive containing a Full Wasta-Offline Mirror (over 600GB!), that can be used to install or update almost all debian-based Linux software without accessing the Internet. </text:span></text:p>
      <text:p text:style-name="P17"/>
      <text:h text:style-name="P28" text:outline-level="3">Who is this document for?</text:h>
      <text:p text:style-name="P17">This document is designed to be a guide for <text:span text:style-name="T2">an </text:span>Advisor,<text:span text:style-name="T2"> </text:span>Consultant, or Technician, <text:span text:style-name="T8">who wants to have easy and fast access to virtually all Linux software and updates – maintained on a portable 1TB USB hard drive, that can be plugged into any Wasta Linux computer and be used to install or update its software without accessing the Internet.</text:span></text:p>
      <text:h text:style-name="P29" text:outline-level="3">When <text:span text:style-name="T5">does it make sense </text:span>to use this procedure</text:h>
      <text:p text:style-name="P16">It makes sense:</text:p>
      <text:list xml:id="list80185205" text:style-name="L1">
        <text:list-item>
          <text:p text:style-name="P19"><text:span text:style-name="T6">When you want to get started with your own 1TB drive containing the Fulll </text:span>Wasta-Offline <text:span text:style-name="T7">Mirror of Linux software</text:span></text:p>
        </text:list-item>
        <text:list-item>
          <text:p text:style-name="P20">When you can gain at least occasional access to a server (like Ukarumpa) or low-cost Internet (like many typical locations in the USA) to <text:span text:style-name="T40">download updates and </text:span>keep your Full Wasta-Offline Mirror up to date</text:p>
        </text:list-item>
      </text:list>
      <text:p text:style-name="Standard"/>
      <text:h text:style-name="P30" text:outline-level="3">Related How To <text:span text:style-name="T9">d</text:span>ocuments</text:h>
      <text:list xml:id="list170713728268854" text:continue-numbering="true" text:style-name="L1">
        <text:list-item>
          <text:p text:style-name="P23">“<text:span text:style-name="T10">How to get software updates for a Full Wasta-Offline Mirror residing on a 1TB USB hard drive</text:span>”</text:p>
        </text:list-item>
        <text:list-item>
          <text:p text:style-name="P25"><text:span text:style-name="Strong_20_Emphasis"><text:span text:style-name="T11">“How to update your Wasta-Linux software offline by memory stick or external hard drive”</text:span></text:span></text:p>
        </text:list-item>
      </text:list>
      <text:h text:style-name="Heading_20_3" text:outline-level="3"><text:span text:style-name="Strong_20_Emphasis">Ask Bill Martin to prepare one for you</text:span></text:h>
      <text:p text:style-name="P13"><text:span text:style-name="Strong_20_Emphasis"><text:span text:style-name="T12">If you are involved in the work of supporting Bible translation, and promoting Wasta Linux as the computing system tool of choice, Bill Martin would be happy to jump start your Full Wasta-Offline Mirror by copying all 600GB of mirror software to a 1TB (or larger) USB drive that you supply to him (including any shipping </text:span></text:span><text:span text:style-name="Strong_20_Emphasis"><text:span text:style-name="T22">costs </text:span></text:span><text:span text:style-name="Strong_20_Emphasis"><text:span text:style-name="T12">to get the drive back into your hands). If you are interested email Bill at </text:span></text:span><text:a xlink:type="simple" xlink:href="mailto:bill_martin@sil.org" text:style-name="Internet_20_link" text:visited-style-name="Visited_20_Internet_20_Link"><text:span text:style-name="Strong_20_Emphasis"><text:span text:style-name="T12">bill_martin@sil.org</text:span></text:span></text:a><text:span text:style-name="Strong_20_Emphasis"><text:span text:style-name="T12">. </text:span></text:span></text:p>
      <text:p text:style-name="P13"><text:span text:style-name="Strong_20_Emphasis"><text:span text:style-name="T17">Copying/Syncing 600GB to an external USB drive from Bill’s master mirror generally takes 3-4 hours to complete. If you tried to download that much data to get started on an empty drive it would probably </text:span></text:span><text:soft-page-break/><text:span text:style-name="Strong_20_Emphasis"><text:span text:style-name="T17">take days to complete </text:span></text:span><text:span text:style-name="Strong_20_Emphasis"><text:span text:style-name="T30">even with fast Internet</text:span></text:span><text:span text:style-name="Strong_20_Emphasis"><text:span text:style-name="T17">. Once you have the initial </text:span></text:span><text:span text:style-name="Strong_20_Emphasis"><text:span text:style-name="T18">mirror </text:span></text:span><text:span text:style-name="Strong_20_Emphasis"><text:span text:style-name="T17">data, maintaining </text:span></text:span><text:span text:style-name="Strong_20_Emphasis"><text:span text:style-name="T18">new </text:span></text:span><text:span text:style-name="Strong_20_Emphasis"><text:span text:style-name="T17">updates once per week </text:span></text:span><text:span text:style-name="Strong_20_Emphasis"><text:span text:style-name="T18">or so </text:span></text:span><text:span text:style-name="Strong_20_Emphasis"><text:span text:style-name="T17">might involve downloading a few hundred </text:span></text:span><text:span text:style-name="Strong_20_Emphasis"><text:span text:style-name="T18">megabytes </text:span></text:span><text:span text:style-name="Strong_20_Emphasis"><text:span text:style-name="T17">to a few gigabytes per week, depending on how many updates are released into the Internet repositories.</text:span></text:span></text:p>
      <text:h text:style-name="P31" text:outline-level="3"><text:span text:style-name="Strong_20_Emphasis"><text:span text:style-name="T39">What is on the 1TB drive obtained from Bill Martin</text:span></text:span></text:h>
      <text:p text:style-name="Standard"><text:span text:style-name="Strong_20_Emphasis">The 1TB drive will contain the following:</text:span></text:p>
      <text:list xml:id="list2264014864" text:style-name="L2">
        <text:list-item>
          <text:p text:style-name="P21"><text:span text:style-name="Strong_20_Emphasis"><text:span text:style-name="T23">A clone of a git repository containing a number of wasta-offline scripts that Bill uses to setup and </text:span></text:span><text:span text:style-name="Strong_20_Emphasis"><text:span text:style-name="T26">rsync</text:span></text:span><text:span text:style-name="Strong_20_Emphasis"><text:span text:style-name="T23"> </text:span></text:span><text:span text:style-name="Strong_20_Emphasis"><text:span text:style-name="T26">multiple drives containing the</text:span></text:span><text:span text:style-name="Strong_20_Emphasis"><text:span text:style-name="T23"> full wasta-offline mirrors</text:span></text:span></text:p>
        </text:list-item>
        <text:list-item>
          <text:p text:style-name="P21"><text:span text:style-name="Strong_20_Emphasis"><text:span text:style-name="T22">The</text:span></text:span><text:span text:style-name="Strong_20_Emphasis"><text:span text:style-name="T11"> Full Wasta-Offline Mirror</text:span></text:span><text:span text:style-name="Strong_20_Emphasis"><text:span text:style-name="T23">s of the these Internet repositories*:<text:line-break/> <text:s text:c="5"/>archive.canonical.com </text:span></text:span><text:span text:style-name="Strong_20_Emphasis"><text:span text:style-name="T24">(</text:span></text:span><text:span text:style-name="Strong_20_Emphasis"><text:span text:style-name="T23">partner</text:span></text:span><text:span text:style-name="Strong_20_Emphasis"><text:span text:style-name="T24">)<text:line-break/></text:span></text:span><text:span text:style-name="Strong_20_Emphasis"><text:span text:style-name="T23"> <text:s text:c="5"/>archive.ubuntu.com </text:span></text:span><text:span text:style-name="Strong_20_Emphasis"><text:span text:style-name="T24">(</text:span></text:span><text:span text:style-name="Strong_20_Emphasis"><text:span text:style-name="T23">main multiverse restricted universe</text:span></text:span><text:span text:style-name="Strong_20_Emphasis"><text:span text:style-name="T24">)<text:line-break/></text:span></text:span><text:span text:style-name="Strong_20_Emphasis"><text:span text:style-name="T23"> <text:s text:c="5"/>extras.ubuntu.com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security.ubuntu.com </text:span></text:span><text:span text:style-name="Strong_20_Emphasis"><text:span text:style-name="T24">(</text:span></text:span><text:span text:style-name="Strong_20_Emphasis"><text:span text:style-name="T23">main multiverse restricted universe</text:span></text:span><text:span text:style-name="Strong_20_Emphasis"><text:span text:style-name="T24">)<text:line-break/></text:span></text:span><text:span text:style-name="Strong_20_Emphasis"><text:span text:style-name="T23"> <text:s text:c="5"/>extra.linuxmint.com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ackages.linuxmint.com </text:span></text:span><text:span text:style-name="Strong_20_Emphasis"><text:span text:style-name="T24">(</text:span></text:span><text:span text:style-name="Strong_20_Emphasis"><text:span text:style-name="T23">backport import main upstream</text:span></text:span><text:span text:style-name="Strong_20_Emphasis"><text:span text:style-name="T24">)<text:line-break/></text:span></text:span><text:span text:style-name="Strong_20_Emphasis"><text:span text:style-name="T23"> <text:s text:c="5"/>packages.sil.org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4-2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4-4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5-0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5-1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5-2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5-3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wasta-linux/wasta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wasta-linux/wasta-apps </text:span></text:span><text:span text:style-name="Strong_20_Emphasis"><text:span text:style-name="T24">(</text:span></text:span><text:span text:style-name="Strong_20_Emphasis"><text:span text:style-name="T23">main</text:span></text:span><text:span text:style-name="Strong_20_Emphasis"><text:span text:style-name="T24">)</text:span></text:span></text:p>
        </text:list-item>
      </text:list>
      <text:p text:style-name="P18"><text:span text:style-name="Strong_20_Emphasis"><text:span text:style-name="T23">*</text:span></text:span><text:span text:style-name="Strong_20_Emphasis"><text:span text:style-name="T25">Note: </text:span></text:span></text:p>
      <text:list xml:id="list310015217" text:style-name="L3">
        <text:list-item>
          <text:p text:style-name="P22"><text:span text:style-name="Strong_20_Emphasis"><text:span text:style-name="T23">The Ubuntu mirrors include all LTS packages for Precise, Trusty and Xenial. </text:span></text:span></text:p>
        </text:list-item>
        <text:list-item>
          <text:p text:style-name="P22"><text:span text:style-name="Strong_20_Emphasis"><text:span text:style-name="T23">The Linux Mint mirrors include the packages for Maya, Qiana, Rebecca, Rafaela, Rosa, Sarah, Serena and Sonya. </text:span></text:span></text:p>
        </text:list-item>
        <text:list-item>
          <text:p text:style-name="P22"><text:span text:style-name="Strong_20_Emphasis"><text:span text:style-name="T24">The SIL repositories include packages for Precise, Precise-Experimental, Trusty, Trusty-Experimental, Xenial, and Xenial-Experimental. </text:span></text:span></text:p>
        </text:list-item>
        <text:list-item>
          <text:p text:style-name="P22"><text:span text:style-name="Strong_20_Emphasis"><text:span text:style-name="T23">Both 32-bit and 64-bit packages are included for all repos</text:span></text:span><text:span text:style-name="Strong_20_Emphasis"><text:span text:style-name="T29">itories</text:span></text:span><text:span text:style-name="Strong_20_Emphasis"><text:span text:style-name="T23">. </text:span></text:span></text:p>
        </text:list-item>
        <text:list-item>
          <text:p text:style-name="P22"><text:span text:style-name="Strong_20_Emphasis"><text:span text:style-name="T23">All together this represents approximately 600GB of data on this USB hard drive.</text:span></text:span></text:p>
        </text:list-item>
      </text:list>
      <text:h text:style-name="Heading_20_3" text:outline-level="3"><text:span text:style-name="Strong_20_Emphasis">What USB drives are recommended </text:span><text:span text:style-name="Strong_20_Emphasis"><text:span text:style-name="T31">for use as a full mirror?</text:span></text:span></text:h>
      <text:p text:style-name="P9"><text:span text:style-name="Strong_20_Emphasis"><text:span text:style-name="T12">This depends on your anticipated use of the mirror. If you won’t be using the USB drive in hot, dusty, humid, rough travel environments, then almost any 1TB portable USB hard drive will work. </text:span></text:span><text:span text:style-name="Strong_20_Emphasis"><text:span text:style-name="T13">For standard durability, I recommend Western Digital brand 1TB portable USB hard drives. The drive</text:span></text:span><text:span text:style-name="Strong_20_Emphasis"><text:span text:style-name="T12"> can be USB 2.0 or 3.0, but USB 3.0 is </text:span></text:span><text:span text:style-name="Strong_20_Emphasis"><text:span text:style-name="T28">the current </text:span></text:span><text:span text:style-name="Strong_20_Emphasis"><text:span text:style-name="T12">recommend</text:span></text:span><text:span text:style-name="Strong_20_Emphasis"><text:span text:style-name="T28">ation</text:span></text:span><text:span text:style-name="Strong_20_Emphasis"><text:span text:style-name="T12">. </text:span></text:span><text:span text:style-name="Strong_20_Emphasis"><text:span text:style-name="T13">Here </text:span></text:span><text:span text:style-name="Strong_20_Emphasis"><text:span text:style-name="T18">are a couple </text:span></text:span><text:span text:style-name="Strong_20_Emphasis"><text:span text:style-name="T13">example</text:span></text:span><text:span text:style-name="Strong_20_Emphasis"><text:span text:style-name="T18">s</text:span></text:span><text:span text:style-name="Strong_20_Emphasis"><text:span text:style-name="T13"> </text:span></text:span><text:span text:style-name="Strong_20_Emphasis"><text:span text:style-name="T18">from Amazon </text:span></text:span><text:span text:style-name="Strong_20_Emphasis"><text:span text:style-name="T14">that currently cost about $60 – sometimes these or similar models can be found online for closer to $45</text:span></text:span><text:span text:style-name="Strong_20_Emphasis"><text:span text:style-name="T13">:</text:span></text:span></text:p>
      <table:table table:name="Table2" table:style-name="Table2">
        <table:table-column table:style-name="Table2.A"/>
        <table:table-column table:style-name="Table2.B"/>
        <text:soft-page-break/>
        <table:table-row>
          <table:table-cell table:style-name="Table2.A1" office:value-type="string">
            <text:p text:style-name="P7"><draw:frame draw:style-name="fr1" draw:name="Image5" text:anchor-type="paragraph" svg:width="1.911in" svg:height="2.0484in" draw:z-index="3"><draw:image xlink:href="../wasta-docs-images/WD-1TB-USB-hard-drive-my-passport-red.png" xlink:type="simple" xlink:show="embed" xlink:actuate="onLoad"/></draw:frame></text:p>
          </table:table-cell>
          <table:table-cell table:style-name="Table2.B1" office:value-type="string">
            <text:p text:style-name="P7"><draw:frame draw:style-name="fr2" draw:name="Image1" text:anchor-type="paragraph" svg:width="2.8575in" svg:height="2.0382in" draw:z-index="4"><draw:image xlink:href="../wasta-docs-images/WD-1TB-USB-hard-drive.png" xlink:type="simple" xlink:show="embed" xlink:actuate="onLoad"/></draw:frame></text:p>
          </table:table-cell>
        </table:table-row>
        <table:table-row>
          <table:table-cell table:style-name="Table2.A2" office:value-type="string">
            <text:p text:style-name="P6">Western Digital My Passport (red) $59</text:p>
          </table:table-cell>
          <table:table-cell table:style-name="Table2.B2" office:value-type="string">
            <text:p text:style-name="P6">Western Digital Elements <text:span text:style-name="T33">$63</text:span></text:p>
          </table:table-cell>
        </table:table-row>
        <table:table-row>
          <table:table-cell table:style-name="Table2.A2" office:value-type="string">
            <text:p text:style-name="P8"><text:a xlink:type="simple" xlink:href="https://www.amazon.com/Black-Passport-Portable-External-Drive/dp/B01LQQHI3S?th=1" text:style-name="Internet_20_link" text:visited-style-name="Visited_20_Internet_20_Link"><text:span text:style-name="T34">https://www.amazon.com/Black-Passport-Portable-External-Drive/dp/B01LQQHI3S?th=1</text:span></text:a></text:p>
          </table:table-cell>
          <table:table-cell table:style-name="Table2.B2" office:value-type="string">
            <text:p text:style-name="P10"><text:a xlink:type="simple" xlink:href="https://www.amazon.com/Elements-Portable-Drive-Storage-WDBUZG0010BBK-EESN/dp/B00CI3BLPA" text:style-name="Internet_20_link" text:visited-style-name="Visited_20_Internet_20_Link"><text:span text:style-name="Strong_20_Emphasis"><text:span text:style-name="T35">https://www.amazon.com/Elements-Portable-Drive-Storage-WDBUZG0010BBK-EESN/dp/B00CI3BLPA</text:span></text:span></text:a></text:p>
          </table:table-cell>
        </table:table-row>
      </table:table>
      <text:p text:style-name="P9"><text:span text:style-name="Strong_20_Emphasis"><text:span text:style-name="T13"/></text:span></text:p>
      <text:p text:style-name="P9"><text:span text:style-name="Strong_20_Emphasis"><text:span text:style-name="T12">For portability </text:span></text:span><text:span text:style-name="Strong_20_Emphasis"><text:span text:style-name="T13">the drive</text:span></text:span><text:span text:style-name="Strong_20_Emphasis"><text:span text:style-name="T12"> should be a 2.5” USB powered hard drive. It should be at least 1TB in size since the current data for all the software mirrors that are included occupy at least 600GB of drive space. A larger USB drive can be used. </text:span></text:span><text:span text:style-name="Strong_20_Emphasis"><text:span text:style-name="T13">The drive will be formatted with an EXT 4 Linux file system, so it will not be suitable for connecting to a Windows computer (Windows won’t recognize the Linux file system and will ask to format it!).</text:span></text:span></text:p>
      <text:p text:style-name="P9"><text:span text:style-name="Strong_20_Emphasis"><text:span text:style-name="T13">If you routinely travel to or through areas that are hot, dusty, humid, or subject to rough handling, </text:span></text:span><text:span text:style-name="Strong_20_Emphasis"><text:span text:style-name="T28">you would be wise to get</text:span></text:span><text:span text:style-name="Strong_20_Emphasis"><text:span text:style-name="T13"> the </text:span></text:span><text:span text:style-name="Strong_20_Emphasis"><text:span text:style-name="T14">more rugged </text:span></text:span><text:span text:style-name="Strong_20_Emphasis"><text:span text:style-name="T13">Silicon Power </text:span></text:span><text:span text:style-name="Strong_20_Emphasis"><text:span text:style-name="T14">“Armor” series USB drives. These are military-grade, shockproof, </text:span></text:span><text:span text:style-name="Strong_20_Emphasis"><text:span text:style-name="T15">and water resistant. There are several </text:span></text:span><text:span text:style-name="Strong_20_Emphasis"><text:span text:style-name="T16">1TB </text:span></text:span><text:span text:style-name="Strong_20_Emphasis"><text:span text:style-name="T15">models to choose from </text:span></text:span><text:span text:style-name="Strong_20_Emphasis"><text:span text:style-name="T16">via Amazon</text:span></text:span><text:span text:style-name="Strong_20_Emphasis"><text:span text:style-name="T15">:</text:span></text:span></text:p>
      <table:table table:name="Table1" table:style-name="Table1">
        <table:table-column table:style-name="Table1.A" table:number-columns-repeated="3"/>
        <table:table-row>
          <table:table-cell table:style-name="Table1.A1" office:value-type="string">
            <text:p text:style-name="P2"><draw:frame draw:style-name="fr1" draw:name="Image2" text:anchor-type="paragraph" svg:width="2.2319in" svg:height="2.1346in" draw:z-index="2"><draw:image xlink:href="../wasta-docs-images/Silicon-Power-1TB-USB-A30%20rugged-hard-drive.png" xlink:type="simple" xlink:show="embed" xlink:actuate="onLoad"/></draw:frame></text:p>
          </table:table-cell>
          <table:table-cell table:style-name="Table1.A1" office:value-type="string">
            <text:p text:style-name="P2"><draw:frame draw:style-name="fr3" draw:name="Image3" text:anchor-type="paragraph" svg:width="2.2319in" svg:height="2.1646in" draw:z-index="0"><draw:image xlink:href="../wasta-docs-images/Silicon-Power-1TB-USB-A60%20rugged-hard-drive.png" xlink:type="simple" xlink:show="embed" xlink:actuate="onLoad"/></draw:frame></text:p>
          </table:table-cell>
          <table:table-cell table:style-name="Table1.C1" office:value-type="string">
            <text:p text:style-name="P5"><draw:frame draw:style-name="fr4" draw:name="Image4" text:anchor-type="paragraph" svg:width="2.2319in" svg:height="1.7256in" draw:z-index="1"><draw:image xlink:href="../wasta-docs-images/Silicon-Power-1TB-USB-A65%20rugged-hard-drive.png" xlink:type="simple" xlink:show="embed" xlink:actuate="onLoad"/></draw:frame></text:p>
            <text:p text:style-name="P5"/>
          </table:table-cell>
        </table:table-row>
        <table:table-row>
          <table:table-cell table:style-name="Table1.A2" office:value-type="string">
            <text:p text:style-name="P3">Silicon Power model A30 $<text:span text:style-name="T32">61</text:span></text:p>
          </table:table-cell>
          <table:table-cell table:style-name="Table1.A2" office:value-type="string">
            <text:p text:style-name="P3">Silicon Power model A60 $<text:span text:style-name="T32">60</text:span></text:p>
          </table:table-cell>
          <table:table-cell table:style-name="Table1.C2" office:value-type="string">
            <text:p text:style-name="P4">Silicon Power model A65 $82</text:p>
          </table:table-cell>
        </table:table-row>
        <table:table-row>
          <table:table-cell table:style-name="Table1.A2" office:value-type="string">
            <text:p text:style-name="P4"><text:a xlink:type="simple" xlink:href="https://www.amazon.com/Silicon-Power-Military-Shockproof-2-5-Inch/dp/B00ESUIX4S" text:style-name="Internet_20_link" text:visited-style-name="Visited_20_Internet_20_Link">https://www.amazon.com/Silicon-Power-Military-Shockproof-2-5-Inch/dp/B00ESUIX4S</text:a></text:p>
          </table:table-cell>
          <table:table-cell table:style-name="Table1.A2" office:value-type="string">
            <text:p text:style-name="P4"><text:a xlink:type="simple" xlink:href="https://www.amazon.com/Silicon-Power-Military-grade-Shockproof-Water-Resistant/dp/B00LN0P5Q0" text:style-name="Internet_20_link" text:visited-style-name="Visited_20_Internet_20_Link">https://www.amazon.com/Silicon-Power-Military-grade-Shockproof-Water-Resistant/dp/B00LN0P5Q0</text:a></text:p>
          </table:table-cell>
          <table:table-cell table:style-name="Table1.C2" office:value-type="string">
            <text:p text:style-name="P4"><text:a xlink:type="simple" xlink:href="https://www.amazon.com/Silicon-Power-Shockproof-Waterproof-SP010TBPHDA65S3K/dp/B00WB9M524" text:style-name="Internet_20_link" text:visited-style-name="Visited_20_Internet_20_Link">https://www.amazon.com/Silicon-Power-Shockproof-Waterproof-SP010TBPHDA65S3K/dp/B00WB9M524</text:a></text:p>
          </table:table-cell>
        </table:table-row>
      </table:table>
      <text:p text:style-name="P9"><text:soft-page-break/><text:span text:style-name="Strong_20_Emphasis"><text:span text:style-name="T15"/></text:span></text:p>
      <text:h text:style-name="Heading_20_3" text:outline-level="3"><text:span text:style-name="Strong_20_Emphasis">Example use case</text:span></text:h>
      <text:p text:style-name="P11"><text:span text:style-name="Strong_20_Emphasis"><text:span text:style-name="T18"><text:s/>in August-September 2016, </text:span></text:span><text:span text:style-name="Strong_20_Emphasis"><text:span text:style-name="T27">Bill </text:span></text:span><text:span text:style-name="Strong_20_Emphasis"><text:span text:style-name="T18">took a Silicon Power model A60 (like the middle sample </text:span></text:span><text:span text:style-name="Strong_20_Emphasis"><text:span text:style-name="T30">pictured </text:span></text:span><text:span text:style-name="Strong_20_Emphasis"><text:span text:style-name="T18">above) with </text:span></text:span><text:span text:style-name="Strong_20_Emphasis"><text:span text:style-name="T27">h</text:span></text:span><text:span text:style-name="Strong_20_Emphasis"><text:span text:style-name="T28">i</text:span></text:span><text:span text:style-name="Strong_20_Emphasis"><text:span text:style-name="T27">m</text:span></text:span><text:span text:style-name="Strong_20_Emphasis"><text:span text:style-name="T18"> to Manus Island in PNG –</text:span></text:span><text:span text:style-name="Strong_20_Emphasis"><text:span text:style-name="T28"> a hot, humid, salt spray laden environment</text:span></text:span><text:span text:style-name="Strong_20_Emphasis"><text:span text:style-name="T18">. The drive had the Full Wasta-Offline Mirror (600GB) </text:span></text:span><text:span text:style-name="Strong_20_Emphasis"><text:span text:style-name="T28">that was updated just before he left for PNG</text:span></text:span><text:span text:style-name="Strong_20_Emphasis"><text:span text:style-name="T18">. </text:span></text:span><text:span text:style-name="Strong_20_Emphasis"><text:span text:style-name="T30">Manus Island has a very expensive and slow Internet accessible only via a cellular network data plan. </text:span></text:span><text:span text:style-name="Strong_20_Emphasis"><text:span text:style-name="T28">While there he</text:span></text:span><text:span text:style-name="Strong_20_Emphasis"><text:span text:style-name="T18"> used </text:span></text:span><text:span text:style-name="Strong_20_Emphasis"><text:span text:style-name="T30">the full Wasta-Offline Mirror</text:span></text:span><text:span text:style-name="Strong_20_Emphasis"><text:span text:style-name="T18"> to fully update and/or upgrade over 30 Wasta computers (Wasta 14.04 and 16.04) without having to access the Internet for any of those updates/upgrades!</text:span></text:span></text:p>
      <text:h text:style-name="Heading_20_3" text:outline-level="3"><text:span text:style-name="Strong_20_Emphasis"><text:span text:style-name="T38">Keeping your</text:span></text:span><text:span text:style-name="Strong_20_Emphasis"> Full Wasta-Offline Mirror </text:span><text:span text:style-name="Strong_20_Emphasis"><text:span text:style-name="T36">current with latest software updates</text:span></text:span></text:h>
      <text:p text:style-name="P12"><text:span text:style-name="Strong_20_Emphasis"><text:span text:style-name="T19">See the document titled:</text:span></text:span></text:p>
      <text:list xml:id="list2346895725" text:style-name="L4">
        <text:list-item>
          <text:p text:style-name="P26"><text:span text:style-name="Strong_20_Emphasis"><text:span text:style-name="T20">“</text:span></text:span><text:span text:style-name="Strong_20_Emphasis"><text:span text:style-name="T21">How to get software updates for a Full Wasta-Offline Mirror residing on a 1TB USB hard drive</text:span></text:span><text:span text:style-name="Strong_20_Emphasis"><text:span text:style-name="T20">”</text:span></text:span></text:p>
        </text:list-item>
      </text:list>
      <text:h text:style-name="P32" text:outline-level="3"><text:span text:style-name="T36">Other r</text:span>elated How To <text:span text:style-name="T37">d</text:span>ocuments</text:h>
      <text:list xml:id="list381341812" text:style-name="L5">
        <text:list-item>
          <text:p text:style-name="P24"><text:span text:style-name="Strong_20_Emphasis"><text:span text:style-name="T11">“</text:span></text:span><text:span text:style-name="Strong_20_Emphasis"><text:span text:style-name="T21">How to get software updates from one Wasta computer and transfer them to another Wasta computer using wasta-offline-setup</text:span></text:span><text:span text:style-name="Strong_20_Emphasis"><text:span text:style-name="T11">”</text:span></text:span></text:p>
        </text:list-item>
      </text:list>
      <text:p text:style-name="P14"><text:span text:style-name="Strong_20_Emphasis"><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18bfcc" officeooo:paragraph-rsid="00322c5f" style:font-size-asian="10pt" style:font-weight-asian="bold" style:font-size-complex="10pt" style:font-weight-complex="bold"/>
    </style:style>
    <style:style style:name="MT1" style:family="text">
      <style:text-properties officeooo:rsid="002c5f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How to get started with your own Full Wasta-Offline Mirror <text:s text:c="6"/><text:span text:style-name="MT1"><text:s text:c="3"/></text:span><text:span text:style-name="MT1"><text:modification-date style:data-style-name="N80">2. Aug. 2017</text:modification-date></text:span><text:tab/>Page <text:page-number text:select-page="current">1</text:page-number> of <text:page-count>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3:31:42.715327615</meta:creation-date>
    <dc:date>2017-08-02T17:07:12.216617183</dc:date>
    <meta:editing-duration>PT1H43M31S</meta:editing-duration>
    <meta:editing-cycles>19</meta:editing-cycles>
    <meta:generator>LibreOffice/5.3.4.2$Linux_X86_64 LibreOffice_project/30m0$Build-2</meta:generator>
    <meta:document-statistic meta:table-count="2" meta:image-count="6" meta:object-count="0" meta:page-count="4" meta:paragraph-count="47" meta:word-count="996" meta:character-count="6779" meta:non-whitespace-character-count="5733"/>
  </office:meta>
</office:document-meta>
</file>